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1" svg:font-family="'DejaVu Sans'"/>
    <style:font-face style:name="Arial" svg:font-family="Arial" style:font-pitch="variable"/>
    <style:font-face style:name="DejaVu Sans" svg:font-family="'DejaVu Sans'" style:font-pitch="variable"/>
    <style:font-face style:name="IPA Pゴシック1" svg:font-family="'IPA Pゴシック'" style:font-pitch="variable"/>
    <style:font-face style:name="Liberation Sans1" svg:font-family="'Liberation Sans'" style:font-pitch="variable"/>
    <style:font-face style:name="TakaoPGothic1" svg:font-family="TakaoPGoth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81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53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53cm" svg:stroke-color="#000000" draw:stroke-linejoin="round" draw:fill="solid" draw:fill-color="#cccccc" draw:textarea-vertical-align="middle" draw:auto-grow-height="false" draw:fit-to-size="false" fo:min-height="0cm" fo:min-width="0cm" fo:padding-top="0.151cm" fo:padding-bottom="0.151cm" fo:padding-left="0.276cm" fo:padding-right="0.276cm" fo:wrap-option="no-wrap"/>
    </style:style>
    <style:style style:name="gr4" style:family="graphic" style:parent-style-name="standard">
      <style:graphic-properties draw:stroke="solid" svg:stroke-width="0.053cm" svg:stroke-color="#000000" draw:stroke-linejoin="round" draw:fill="solid" draw:fill-color="#cccccc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8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53cm" svg:stroke-color="#000000" draw:stroke-linejoin="round" draw:fill="solid" draw:fill-color="#ccccc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.42cm" fo:min-width="2.047cm" fo:padding-top="0.125cm" fo:padding-bottom="0.125cm" fo:padding-left="0.25cm" fo:padding-right="0.25cm" fo:wrap-option="wrap"/>
    </style:style>
    <style:style style:name="gr8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.42cm" fo:min-width="1.804cm" fo:padding-top="0.125cm" fo:padding-bottom="0.125cm" fo:padding-left="0.25cm" fo:padding-right="0.25cm" fo:wrap-option="wrap"/>
    </style:style>
    <style:style style:name="gr9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0.709cm" fo:min-width="2.301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objectwithoutfill">
      <style:graphic-properties svg:stroke-width="0.106cm" svg:stroke-color="#0000ff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3" style:family="graphic">
      <style:graphic-properties style:protect="size"/>
    </style:style>
    <style:style style:name="pr1" style:family="presentation" style:parent-style-name="Blank_20_Slide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loext:graphic-properties draw:fill="solid" draw:fill-color="#cccccc"/>
      <style:paragraph-properties fo:text-align="start" style:font-independent-line-spacing="true"/>
      <style:text-properties fo:font-size="18pt"/>
    </style:style>
    <style:style style:name="P4" style:family="paragraph">
      <loext:graphic-properties draw:fill="solid" draw:fill-color="#cccccc"/>
      <style:paragraph-properties fo:text-align="start"/>
      <style:text-properties fo:font-size="18pt"/>
    </style:style>
    <style:style style:name="P5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style:paragraph-properties fo:margin-top="0cm" fo:margin-bottom="0cm" fo:text-align="start"/>
    </style:style>
    <style:style style:name="P8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P9" style:family="paragraph">
      <style:paragraph-properties fo:margin-top="0cm" fo:margin-bottom="0cm" fo:text-align="center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draw:custom-shape draw:name="CustomShape 1" draw:style-name="gr1" draw:text-style-name="P1" draw:layer="layout" svg:width="27.296cm" svg:height="2.486cm" svg:x="0.4cm" svg:y="9.2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1" draw:layer="layout" svg:width="1.947cm" svg:height="2.496cm" svg:x="0.4cm" svg:y="9.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1" draw:layer="layout" svg:width="1.946cm" svg:height="2.496cm" svg:x="2.351cm" svg:y="9.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1" draw:layer="layout" svg:width="1.947cm" svg:height="2.496cm" svg:x="4.301cm" svg:y="9.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1" draw:layer="layout" svg:width="1.947cm" svg:height="2.496cm" svg:x="6.252cm" svg:y="9.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" draw:text-style-name="P1" draw:layer="layout" svg:width="1.947cm" svg:height="2.496cm" svg:x="8.203cm" svg:y="9.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" draw:text-style-name="P1" draw:layer="layout" svg:width="1.946cm" svg:height="2.496cm" svg:x="10.154cm" svg:y="9.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" draw:text-style-name="P1" draw:layer="layout" svg:width="1.946cm" svg:height="2.496cm" svg:x="12.104cm" svg:y="9.1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" draw:text-style-name="P1" draw:layer="layout" svg:width="1.946cm" svg:height="2.496cm" svg:x="14.054cm" svg:y="9.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" draw:text-style-name="P1" draw:layer="layout" svg:width="1.946cm" svg:height="2.496cm" svg:x="16.004cm" svg:y="9.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" draw:text-style-name="P1" draw:layer="layout" svg:width="1.946cm" svg:height="2.496cm" svg:x="17.954cm" svg:y="9.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" draw:text-style-name="P3" xml:id="id2" draw:id="id2" draw:layer="layout" svg:width="1.946cm" svg:height="2.496cm" svg:x="19.904cm" svg:y="9.2cm">
          <text:p text:style-name="P2"><text:span text:style-name="T1">D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4" draw:text-style-name="P3" draw:layer="layout" svg:width="1.946cm" svg:height="2.496cm" svg:x="21.85cm" svg:y="9.2cm">
          <text:p text:style-name="P2"><text:span text:style-name="T1">D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" draw:text-style-name="P1" draw:layer="layout" svg:width="1.946cm" svg:height="2.496cm" svg:x="23.8cm" svg:y="9.1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" draw:text-style-name="P1" draw:layer="layout" svg:width="1.946cm" svg:height="2.496cm" svg:x="25.75cm" svg:y="9.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5" draw:text-style-name="P1" draw:layer="layout" svg:x1="12.1cm" svg:y1="6.8cm" svg:x2="12.101cm" svg:y2="12.8cm">
          <text:p/>
        </draw:line>
        <draw:custom-shape draw:name="CustomShape 17" draw:style-name="gr2" draw:text-style-name="P1" draw:layer="layout" svg:width="1.956cm" svg:height="1.236cm" svg:x="0.4cm" svg:y="9.2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" draw:text-style-name="P1" draw:layer="layout" svg:width="1.956cm" svg:height="1.246cm" svg:x="0.4cm" svg:y="10.4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2" draw:text-style-name="P1" draw:layer="layout" svg:width="1.956cm" svg:height="1.246cm" svg:x="8.212cm" svg:y="10.4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2" draw:text-style-name="P1" draw:layer="layout" svg:width="1.956cm" svg:height="1.246cm" svg:x="4.292cm" svg:y="9.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" draw:text-style-name="P3" xml:id="id1" draw:id="id1" draw:layer="layout" svg:width="1.956cm" svg:height="1.246cm" svg:x="6.252cm" svg:y="9.2cm">
          <text:p text:style-name="P2"><text:span text:style-name="T1">I[v1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2" draw:text-style-name="P1" draw:layer="layout" svg:width="1.956cm" svg:height="1.246cm" svg:x="8.194cm" svg:y="9.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2" draw:text-style-name="P1" draw:layer="layout" svg:width="1.956cm" svg:height="1.246cm" svg:x="10.144cm" svg:y="9.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2" draw:text-style-name="P1" draw:layer="layout" svg:width="1.956cm" svg:height="1.246cm" svg:x="10.154cm" svg:y="10.4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2" draw:text-style-name="P1" draw:layer="layout" svg:width="1.956cm" svg:height="1.246cm" svg:x="2.341cm" svg:y="9.1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2" draw:text-style-name="P1" draw:layer="layout" svg:width="1.956cm" svg:height="1.246cm" svg:x="6.234cm" svg:y="10.4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2" draw:text-style-name="P1" draw:layer="layout" svg:width="1.956cm" svg:height="1.246cm" svg:x="4.274cm" svg:y="10.4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2" draw:text-style-name="P1" draw:layer="layout" svg:width="1.956cm" svg:height="1.246cm" svg:x="2.36cm" svg:y="10.4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9" draw:style-name="gr5" draw:text-style-name="P1" draw:layer="layout" svg:x1="4.3cm" svg:y1="6.8cm" svg:x2="4.301cm" svg:y2="12.8cm">
          <text:p/>
        </draw:line>
        <draw:line draw:name="Line 30" draw:style-name="gr5" draw:text-style-name="P1" draw:layer="layout" svg:x1="2.35cm" svg:y1="6.8cm" svg:x2="2.351cm" svg:y2="12.8cm">
          <text:p/>
        </draw:line>
        <draw:custom-shape draw:name="CustomShape 31" draw:style-name="gr2" draw:text-style-name="P1" draw:layer="layout" svg:width="0.486cm" svg:height="1.236cm" svg:x="0.4cm" svg:y="9.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2" draw:text-style-name="P1" draw:layer="layout" svg:width="0.486cm" svg:height="1.236cm" svg:x="0.89cm" svg:y="9.2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6" draw:text-style-name="P4" draw:layer="layout" svg:width="0.486cm" svg:height="1.236cm" svg:x="1.38cm" svg:y="9.2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2" draw:text-style-name="P1" draw:layer="layout" svg:width="0.486cm" svg:height="1.236cm" svg:x="1.851cm" svg:y="9.2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2" draw:text-style-name="P1" draw:layer="layout" svg:width="0.486cm" svg:height="1.236cm" svg:x="0.4cm" svg:y="10.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2" draw:text-style-name="P1" draw:layer="layout" svg:width="0.486cm" svg:height="1.236cm" svg:x="0.89cm" svg:y="10.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2" draw:text-style-name="P1" draw:layer="layout" svg:width="0.486cm" svg:height="1.236cm" svg:x="1.38cm" svg:y="10.4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2" draw:text-style-name="P1" draw:layer="layout" svg:width="0.486cm" svg:height="1.236cm" svg:x="1.851cm" svg:y="10.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2" draw:text-style-name="P1" draw:layer="layout" svg:width="0.486cm" svg:height="1.236cm" svg:x="2.35cm" svg:y="9.1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2" draw:text-style-name="P1" draw:layer="layout" svg:width="0.486cm" svg:height="1.236cm" svg:x="2.84cm" svg:y="9.1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2" draw:text-style-name="P1" draw:layer="layout" svg:width="0.486cm" svg:height="1.236cm" svg:x="3.33cm" svg:y="9.1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2" draw:text-style-name="P1" draw:layer="layout" svg:width="0.486cm" svg:height="1.236cm" svg:x="3.802cm" svg:y="9.2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6" draw:text-style-name="P4" draw:layer="layout" svg:width="0.486cm" svg:height="1.236cm" svg:x="2.36cm" svg:y="10.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6" draw:text-style-name="P4" draw:layer="layout" svg:width="0.486cm" svg:height="1.236cm" svg:x="2.84cm" svg:y="10.4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2" draw:text-style-name="P1" draw:layer="layout" svg:width="0.486cm" svg:height="1.236cm" svg:x="3.312cm" svg:y="10.4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2" draw:text-style-name="P1" draw:layer="layout" svg:width="0.486cm" svg:height="1.236cm" svg:x="3.83cm" svg:y="10.4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7" draw:text-style-name="P5" draw:layer="layout" svg:width="2.546cm" svg:height="1.669cm" svg:x="-0.2cm" svg:y="7.156cm">
          <text:p text:style-name="P2"><text:span text:style-name="T1">Inode</text:span></text:p>
          <text:p text:style-name="P2"><text:span text:style-name="T1">Bma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8" draw:text-style-name="P5" draw:layer="layout" svg:width="2.303cm" svg:height="1.669cm" svg:x="2.2cm" svg:y="7.2cm">
          <text:p text:style-name="P2"><text:span text:style-name="T1">Data</text:span></text:p>
          <text:p text:style-name="P6"><text:span text:style-name="T1">Bma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9" draw:text-style-name="P8" draw:layer="layout" svg:width="2.8cm" svg:height="0.958cm" svg:x="6.4cm" svg:y="7.4cm">
          <text:p text:style-name="P7"><text:span text:style-name="T1">Inod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10" draw:text-style-name="P10" draw:layer="layout" svg:width="3.88cm" svg:height="0.958cm" svg:x="17.797cm" svg:y="7.4cm">
          <text:p text:style-name="P9"><text:span text:style-name="T1">Data Bloc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1" draw:style-name="gr11" draw:text-style-name="P1" draw:layer="layout" svg:x1="2.6cm" svg:y1="11.698cm" svg:x2="2.601cm" svg:y2="13cm">
          <text:p/>
        </draw:line>
        <draw:custom-shape draw:name="CustomShape 52" draw:style-name="gr10" draw:text-style-name="P10" draw:layer="layout" svg:width="1.948cm" svg:height="0.96cm" svg:x="1.651cm" svg:y="13.039cm">
          <text:p text:style-name="P7"><text:span text:style-name="T1">B[v1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3" draw:style-name="gr11" draw:text-style-name="P1" draw:layer="layout" svg:x1="1.651cm" svg:y1="10.4cm" svg:x2="1cm" svg:y2="12.6cm">
          <text:p/>
        </draw:line>
        <draw:custom-shape draw:name="CustomShape 54" draw:style-name="gr10" draw:text-style-name="P10" draw:layer="layout" svg:width="1.275cm" svg:height="0.96cm" svg:x="0.4cm" svg:y="12.6cm">
          <text:p text:style-name="P7"><text:span text:style-name="T1">B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5" draw:style-name="gr11" draw:text-style-name="P1" draw:layer="layout" svg:x1="3.1cm" svg:y1="11.697cm" svg:x2="4.188cm" svg:y2="13.4cm">
          <text:p/>
        </draw:line>
        <draw:custom-shape draw:name="TextShape 56" draw:style-name="gr10" draw:text-style-name="P10" draw:layer="layout" svg:width="1.949cm" svg:height="0.961cm" svg:x="3.6cm" svg:y="13.4cm">
          <text:p text:style-name="P7"><text:span text:style-name="T2">B[v2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2" draw:text-style-name="P11" draw:layer="layout" draw:line-skew="1.177cm" svg:x1="7.23cm" svg:y1="10.446cm" svg:x2="20.877cm" svg:y2="11.696cm" draw:start-shape="id1" draw:start-glue-point="2" draw:end-shape="id2" draw:end-glue-point="2" svg:d="M7230 10446v2954h13647v-1704" svg:viewBox="0 0 13648 2955">
          <text:p/>
        </draw:connector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1" svg:font-family="'DejaVu Sans'"/>
    <style:font-face style:name="Arial" svg:font-family="Arial" style:font-pitch="variable"/>
    <style:font-face style:name="DejaVu Sans" svg:font-family="'DejaVu Sans'" style:font-pitch="variable"/>
    <style:font-face style:name="IPA Pゴシック1" svg:font-family="'IPA Pゴシック'" style:font-pitch="variable"/>
    <style:font-face style:name="Liberation Sans1" svg:font-family="'Liberation Sans'" style:font-pitch="variable"/>
    <style:font-face style:name="TakaoPGothic1" svg:font-family="TakaoPGoth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番号&gt;</text:page-number></text:p>
        </draw:text-box>
      </draw:frame>
    </style:handout-master>
    <style:master-page style:name="Blank_20_Slide" style:display-name="Blank Slide" style:page-layout-name="PM1" draw:style-name="Mdp1"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8T13:05:01</meta:creation-date>
    <dc:language>ja-JP</dc:language>
    <dc:date>2017-01-09T11:41:25.084188346</dc:date>
    <meta:editing-cycles>9</meta:editing-cycles>
    <meta:editing-duration>PT31M46S</meta:editing-duration>
    <meta:generator>LibreOffice/5.1.4.2$Linux_X86_64 LibreOffice_project/10m0$Build-2</meta:generator>
    <meta:document-statistic meta:object-count="75"/>
  </office:meta>
</office:document-meta>
</file>